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6e4" officeooo:paragraph-rsid="0001e6e4"/>
    </style:style>
    <style:style style:name="P2" style:family="paragraph" style:parent-style-name="Standard">
      <style:text-properties officeooo:rsid="0001e6e4" officeooo:paragraph-rsid="0001e6e4"/>
    </style:style>
    <style:style style:name="P3" style:family="paragraph" style:parent-style-name="Standard">
      <style:text-properties officeooo:rsid="0003a923" officeooo:paragraph-rsid="0003a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гент</text:p>
      <text:p text:style-name="P1"/>
      <text:p text:style-name="P1">Должен работать как <text:s/>daemon</text:p>
      <text:p text:style-name="P1"/>
      <text:p text:style-name="P1"><text:s text:c="4"/>https://stackoverflow.com/questions/17954432/creating-a-daemon-in-linux</text:p>
      <text:p text:style-name="P1"><text:s text:c="4"/>https://yifan-online.com/en/km/article/detail/5523</text:p>
      <text:p text:style-name="P1"><text:s text:c="4"/>https://www.sources.ru/kylix/kylix_art5.shtml</text:p>
      <text:p text:style-name="P1"><text:s text:c="4"/></text:p>
      <text:p text:style-name="P1"><text:s text:c="8"/>#include &lt;unistd.h&gt;</text:p>
      <text:p text:style-name="P1"><text:s text:c="8"/>daemon(0, 0);</text:p>
      <text:p text:style-name="P1"/>
      <text:p text:style-name="P3">разобраться если останется время, а пока сделать консольное приложение</text:p>
      <text:p text:style-name="P3"/>
      <text:p text:style-name="P3"/>
      <text:p text:style-name="P3">https://decovar.dev/blog/2018/03/08/qt-client-server-qml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8:15:28.950293868</meta:creation-date>
    <dc:date>2024-05-14T18:29:34.464989342</dc:date>
    <meta:editing-duration>PT14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2" meta:character-count="389" meta:non-whitespace-character-count="343"/>
  </office:meta>
</office:document-meta>
</file>